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95cm"/>
    </style:style>
    <style:style style:name="co3" style:family="table-column">
      <style:table-column-properties fo:break-before="auto" style:column-width="3.826cm"/>
    </style:style>
    <style:style style:name="co4" style:family="table-column">
      <style:table-column-properties fo:break-before="auto" style:column-width="4.373cm"/>
    </style:style>
    <style:style style:name="co5" style:family="table-column">
      <style:table-column-properties fo:break-before="auto" style:column-width="4.209cm"/>
    </style:style>
    <style:style style:name="ro1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>
            <text:p>Comptable</text:p>
          </table:table-cell>
          <table:table-cell office:value-type="string">
            <text:p>Responsable d'atelier</text:p>
          </table:table-cell>
          <table:table-cell office:value-type="string">
            <text:p>Responsable commercial</text:p>
          </table:table-cell>
          <table:table-cell office:value-type="string">
            <text:p>Responsable des stocks</text:p>
          </table:table-cell>
        </table:table-row>
        <table:table-row table:style-name="ro1">
          <table:table-cell office:value-type="string">
            <text:p>Produit 1</text:p>
          </table:table-cell>
          <table:table-cell table:number-columns-repeated="4" office:value-type="float" office:value="0">
            <text:p>0</text:p>
          </table:table-cell>
        </table:table-row>
        <table:table-row table:style-name="ro1">
          <table:table-cell office:value-type="string">
            <text:p>Produit 2</text:p>
          </table:table-cell>
          <table:table-cell office:value-type="float" office:value="20.4082">
            <text:p>20,41</text:p>
          </table:table-cell>
          <table:table-cell office:value-type="float" office:value="56.732">
            <text:p>56,73</text:p>
          </table:table-cell>
          <table:table-cell office:value-type="float" office:value="0">
            <text:p>0</text:p>
          </table:table-cell>
          <table:table-cell office:value-type="float" office:value="0.000000000263753463514149">
            <text:p>0</text:p>
          </table:table-cell>
        </table:table-row>
        <table:table-row table:style-name="ro1">
          <table:table-cell office:value-type="string">
            <text:p>Produit 3</text:p>
          </table:table-cell>
          <table:table-cell office:value-type="float" office:value="0">
            <text:p>0</text:p>
          </table:table-cell>
          <table:table-cell office:value-type="float" office:value="38.6928">
            <text:p>38,69</text:p>
          </table:table-cell>
          <table:table-cell office:value-type="float" office:value="0">
            <text:p>0</text:p>
          </table:table-cell>
          <table:table-cell office:value-type="float" office:value="0.000000000189174897968769">
            <text:p>0</text:p>
          </table:table-cell>
        </table:table-row>
        <table:table-row table:style-name="ro1">
          <table:table-cell office:value-type="string">
            <text:p>Produit 4</text:p>
          </table:table-cell>
          <table:table-cell table:number-columns-repeated="3" office:value-type="float" office:value="0">
            <text:p>0</text:p>
          </table:table-cell>
          <table:table-cell office:value-type="float" office:value="0.000000000123691279441118">
            <text:p>0</text:p>
          </table:table-cell>
        </table:table-row>
        <table:table-row table:style-name="ro1">
          <table:table-cell office:value-type="string">
            <text:p>Produit 5</text:p>
          </table:table-cell>
          <table:table-cell office:value-type="float" office:value="242.5">
            <text:p>242,5</text:p>
          </table:table-cell>
          <table:table-cell office:value-type="float" office:value="182.4608">
            <text:p>182,46</text:p>
          </table:table-cell>
          <table:table-cell office:value-type="float" office:value="0">
            <text:p>0</text:p>
          </table:table-cell>
          <table:table-cell office:value-type="float" office:value="124.634235411818">
            <text:p>124,63</text:p>
          </table:table-cell>
        </table:table-row>
        <table:table-row table:style-name="ro1">
          <table:table-cell office:value-type="string">
            <text:p>Produit 6</text:p>
          </table:table-cell>
          <table:table-cell office:value-type="float" office:value="94.1837">
            <text:p>94,18</text:p>
          </table:table-cell>
          <table:table-cell office:value-type="float" office:value="98.9216">
            <text:p>98,92</text:p>
          </table:table-cell>
          <table:table-cell office:value-type="float" office:value="0">
            <text:p>0</text:p>
          </table:table-cell>
          <table:table-cell office:value-type="float" office:value="142.146305832495">
            <text:p>142,15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>
            <draw:frame table:end-cell-address="Feuille1.H33" table:end-x="1.848cm" table:end-y="0.132cm" draw:z-index="0" draw:style-name="gr1" svg:width="22.691cm" svg:height="9.845cm" svg:x="0.578cm" svg:y="0.068cm">
              <draw:object draw:notify-on-update-of-ranges="Feuille1.A2:Feuille1.A2 Feuille1.A3:Feuille1.A8 Feuille1.B2:Feuille1.B2 Feuille1.B3:Feuille1.B8 Feuille1.C2:Feuille1.C2 Feuille1.C3:Feuille1.C8 Feuille1.D2:Feuille1.D2 Feuille1.D3:Feuille1.D8 Feuille1.E2:Feuille1.E2 Feuille1.E3:Feuille1.E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4"/>
        </table:table-row>
        <table:table-row table:style-name="ro1" table:number-rows-repeated="23">
          <table:table-cell table:number-columns-repeated="5"/>
        </table:table-row>
        <table:table-row table:style-name="ro1">
          <table:table-cell>
            <draw:frame table:end-cell-address="Feuille1.H50" table:end-x="1.849cm" table:end-y="0.318cm" draw:z-index="1" draw:style-name="gr1" svg:width="22.554cm" svg:height="6.99cm" svg:x="0.716cm" svg:y="0.133cm">
              <draw:object draw:notify-on-update-of-ranges="Feuille1.A2:Feuille1.A2 Feuille1.A3:Feuille1.A8 Feuille1.B2:Feuille1.B2 Feuille1.B3:Feuille1.B8 Feuille1.C2:Feuille1.C2 Feuille1.C3:Feuille1.C8 Feuille1.D2:Feuille1.D2 Feuille1.D3:Feuille1.D8 Feuille1.E2:Feuille1.E2 Feuille1.E3:Feuille1.E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0-17">17/10/2010</text:date>, <text:time>17:0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17T16:31:52</meta:creation-date>
    <dc:date>2010-10-17T17:00:37</dc:date>
    <meta:editing-duration>PT00H12M24S</meta:editing-duration>
    <meta:editing-cycles>1</meta:editing-cycles>
    <meta:document-statistic meta:table-count="1" meta:cell-count="35" meta:object-count="2"/>
    <meta:generator>OpenOffice.org/3.2$Uni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8cm" svg:stroke-color="#004586" draw:fill-color="#004586"/>
      <style:text-properties fo:font-size="6pt" style:font-size-asian="6pt" style:font-size-complex="6pt"/>
    </style:style>
    <style:style style:name="ch9" style:family="chart" style:data-style-name="N0">
      <style:chart-properties chart:symbol-type="none"/>
      <style:graphic-properties svg:stroke-width="0.088cm" svg:stroke-color="#ff420e" draw:fill-color="#ff420e"/>
      <style:text-properties fo:font-size="6pt" style:font-size-asian="6pt" style:font-size-complex="6pt"/>
    </style:style>
    <style:style style:name="ch10" style:family="chart" style:data-style-name="N0">
      <style:chart-properties chart:symbol-type="none"/>
      <style:graphic-properties svg:stroke-width="0.088cm" svg:stroke-color="#ffd320" draw:fill-color="#ffd320"/>
      <style:text-properties fo:font-size="6pt" style:font-size-asian="6pt" style:font-size-complex="6pt"/>
    </style:style>
    <style:style style:name="ch11" style:family="chart" style:data-style-name="N0">
      <style:chart-properties chart:symbol-type="none"/>
      <style:graphic-properties svg:stroke-width="0.088cm" svg:stroke-color="#579d1c" draw:fill-color="#579d1c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2.692cm" svg:height="9.846cm" xlink:href=".." chart:class="chart:radar" chart:style-name="ch1">
        <chart:title svg:x="7.933cm" svg:y="0.197cm" chart:style-name="ch2">
          <text:p>Résultats de l'analyse monocritère</text:p>
        </chart:title>
        <chart:subtitle svg:x="5.869cm" svg:y="0.896cm" chart:style-name="ch3">
          <text:p>Production par produit selon les critères de chaque responsable</text:p>
        </chart:subtitle>
        <chart:legend chart:legend-position="end" svg:x="18.335cm" svg:y="4.079cm" chart:style-name="ch4"/>
        <chart:plot-area chart:style-name="ch5" table:cell-range-address="Feuille1.A2:Feuille1.E8" chart:data-source-has-labels="both" svg:x="0.453cm" svg:y="1.543cm" svg:width="17.43cm" svg:height="7.911cm">
          <chart:axis chart:dimension="x" chart:name="primary-x" chart:style-name="ch6">
            <chart:categories table:cell-range-address="Feuille1.A3:Feuille1.A8"/>
            <chart:grid chart:style-name="ch7" chart:class="major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le1.B3:Feuille1.B8" chart:label-cell-address="Feuille1.B2:Feuille1.B2" chart:class="chart:radar">
            <chart:data-point chart:repeated="6"/>
          </chart:series>
          <chart:series chart:style-name="ch9" chart:values-cell-range-address="Feuille1.C3:Feuille1.C8" chart:label-cell-address="Feuille1.C2:Feuille1.C2" chart:class="chart:radar">
            <chart:data-point chart:repeated="6"/>
          </chart:series>
          <chart:series chart:style-name="ch10" chart:values-cell-range-address="Feuille1.D3:Feuille1.D8" chart:label-cell-address="Feuille1.D2:Feuille1.D2" chart:class="chart:radar">
            <chart:data-point chart:repeated="6"/>
          </chart:series>
          <chart:series chart:style-name="ch11" chart:values-cell-range-address="Feuille1.E3:Feuille1.E8" chart:label-cell-address="Feuille1.E2:Feuille1.E2" chart:class="chart:radar">
            <chart:data-point chart:repeated="6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B2">Comptable</text:p>
              </table:table-cell>
              <table:table-cell office:value-type="string">
                <text:p text:id="Feuille1.C2:Feuille1.C2">Responsable d'atelier</text:p>
              </table:table-cell>
              <table:table-cell office:value-type="string">
                <text:p text:id="Feuille1.D2:Feuille1.D2">Responsable commercial</text:p>
              </table:table-cell>
              <table:table-cell office:value-type="string">
                <text:p text:id="Feuille1.E2:Feuille1.E2">Responsable des stocks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8">Produit 1</text:p>
              </table:table-cell>
              <table:table-cell office:value-type="float" office:value="0">
                <text:p text:id="Feuille1.B3:Feuille1.B8">0</text:p>
              </table:table-cell>
              <table:table-cell office:value-type="float" office:value="0">
                <text:p text:id="Feuille1.C3:Feuille1.C8">0</text:p>
              </table:table-cell>
              <table:table-cell office:value-type="float" office:value="0">
                <text:p text:id="Feuille1.D3:Feuille1.D8">0</text:p>
              </table:table-cell>
              <table:table-cell office:value-type="float" office:value="0">
                <text:p text:id="Feuille1.E3:Feuille1.E8">0</text:p>
              </table:table-cell>
            </table:table-row>
            <table:table-row>
              <table:table-cell office:value-type="string">
                <text:p>Produit 2</text:p>
              </table:table-cell>
              <table:table-cell office:value-type="float" office:value="20.4082">
                <text:p>20.4082</text:p>
              </table:table-cell>
              <table:table-cell office:value-type="float" office:value="56.732">
                <text:p>56.732</text:p>
              </table:table-cell>
              <table:table-cell office:value-type="float" office:value="0">
                <text:p>0</text:p>
              </table:table-cell>
              <table:table-cell office:value-type="float" office:value="0.000000000263753463514149">
                <text:p>0.000000000263753463514149</text:p>
              </table:table-cell>
            </table:table-row>
            <table:table-row>
              <table:table-cell office:value-type="string">
                <text:p>Produit 3</text:p>
              </table:table-cell>
              <table:table-cell office:value-type="float" office:value="0">
                <text:p>0</text:p>
              </table:table-cell>
              <table:table-cell office:value-type="float" office:value="38.6928">
                <text:p>38.6928</text:p>
              </table:table-cell>
              <table:table-cell office:value-type="float" office:value="0">
                <text:p>0</text:p>
              </table:table-cell>
              <table:table-cell office:value-type="float" office:value="0.000000000189174897968769">
                <text:p>0.000000000189174897968769</text:p>
              </table:table-cell>
            </table:table-row>
            <table:table-row>
              <table:table-cell office:value-type="string">
                <text:p>Produit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123691279441118">
                <text:p>0.000000000123691279441118</text:p>
              </table:table-cell>
            </table:table-row>
            <table:table-row>
              <table:table-cell office:value-type="string">
                <text:p>Produit 5</text:p>
              </table:table-cell>
              <table:table-cell office:value-type="float" office:value="242.5">
                <text:p>242.5</text:p>
              </table:table-cell>
              <table:table-cell office:value-type="float" office:value="182.4608">
                <text:p>182.4608</text:p>
              </table:table-cell>
              <table:table-cell office:value-type="float" office:value="0">
                <text:p>0</text:p>
              </table:table-cell>
              <table:table-cell office:value-type="float" office:value="124.634235411818">
                <text:p>124.634235411818</text:p>
              </table:table-cell>
            </table:table-row>
            <table:table-row>
              <table:table-cell office:value-type="string">
                <text:p>Produit 6</text:p>
              </table:table-cell>
              <table:table-cell office:value-type="float" office:value="94.1837">
                <text:p>94.1837</text:p>
              </table:table-cell>
              <table:table-cell office:value-type="float" office:value="98.9216">
                <text:p>98.9216</text:p>
              </table:table-cell>
              <table:table-cell office:value-type="float" office:value="0">
                <text:p>0</text:p>
              </table:table-cell>
              <table:table-cell office:value-type="float" office:value="142.146305832495">
                <text:p>142.1463058324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graphic-properties draw:fill-color="#004586"/>
      <style:text-properties fo:font-size="6pt" style:font-size-asian="6pt" style:font-size-complex="6pt"/>
    </style:style>
    <style:style style:name="ch12" style:family="chart" style:data-style-name="N0">
      <style:graphic-properties draw:fill-color="#ff420e"/>
      <style:text-properties fo:font-size="6pt" style:font-size-asian="6pt" style:font-size-complex="6pt"/>
    </style:style>
    <style:style style:name="ch13" style:family="chart" style:data-style-name="N0">
      <style:graphic-properties draw:fill-color="#ffd320"/>
      <style:text-properties fo:font-size="6pt" style:font-size-asian="6pt" style:font-size-complex="6pt"/>
    </style:style>
    <style:style style:name="ch14" style:family="chart" style:data-style-name="N0">
      <style:graphic-properties draw:fill-color="#579d1c"/>
      <style:text-properties fo:font-size="6pt" style:font-size-asian="6pt" style:font-size-complex="6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22.555cm" svg:height="6.991cm" xlink:href=".." chart:class="chart:bar" chart:style-name="ch1">
        <chart:title svg:x="7.864cm" svg:y="0.14cm" chart:style-name="ch2">
          <text:p>Résultats de l'analyse monocritère</text:p>
        </chart:title>
        <chart:subtitle svg:x="5.8cm" svg:y="0.782cm" chart:style-name="ch3">
          <text:p>Production par produit selon les critères de chaque responsable</text:p>
        </chart:subtitle>
        <chart:legend chart:legend-position="end" svg:x="18.2cm" svg:y="2.651cm" chart:style-name="ch4"/>
        <chart:plot-area chart:style-name="ch5" table:cell-range-address="Feuille1.A2:Feuille1.E8" chart:data-source-has-labels="both" svg:x="0.701cm" svg:y="1.372cm" svg:width="17.049cm" svg:height="5.403cm">
          <chart:axis chart:dimension="x" chart:name="primary-x" chart:style-name="ch6">
            <chart:title svg:x="8.995cm" svg:y="6.342cm" chart:style-name="ch7">
              <text:p>Produit</text:p>
            </chart:title>
            <chart:categories table:cell-range-address="Feuille1.A3:Feuille1.A8"/>
          </chart:axis>
          <chart:axis chart:dimension="y" chart:name="primary-y" chart:style-name="ch8">
            <chart:title svg:x="0.452cm" svg:y="4.568cm" chart:style-name="ch9">
              <text:p>Production</text:p>
            </chart:title>
            <chart:grid chart:style-name="ch10" chart:class="major"/>
          </chart:axis>
          <chart:series chart:style-name="ch11" chart:values-cell-range-address="Feuille1.B3:Feuille1.B8" chart:label-cell-address="Feuille1.B2:Feuille1.B2" chart:class="chart:bar">
            <chart:data-point chart:repeated="6"/>
          </chart:series>
          <chart:series chart:style-name="ch12" chart:values-cell-range-address="Feuille1.C3:Feuille1.C8" chart:label-cell-address="Feuille1.C2:Feuille1.C2" chart:class="chart:bar">
            <chart:data-point chart:repeated="6"/>
          </chart:series>
          <chart:series chart:style-name="ch13" chart:values-cell-range-address="Feuille1.D3:Feuille1.D8" chart:label-cell-address="Feuille1.D2:Feuille1.D2" chart:class="chart:bar">
            <chart:data-point chart:repeated="6"/>
          </chart:series>
          <chart:series chart:style-name="ch14" chart:values-cell-range-address="Feuille1.E3:Feuille1.E8" chart:label-cell-address="Feuille1.E2:Feuille1.E2" chart:class="chart:bar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Feuille1.B2:Feuille1.B2">Comptable</text:p>
              </table:table-cell>
              <table:table-cell office:value-type="string">
                <text:p text:id="Feuille1.C2:Feuille1.C2">Responsable d'atelier</text:p>
              </table:table-cell>
              <table:table-cell office:value-type="string">
                <text:p text:id="Feuille1.D2:Feuille1.D2">Responsable commercial</text:p>
              </table:table-cell>
              <table:table-cell office:value-type="string">
                <text:p text:id="Feuille1.E2:Feuille1.E2">Responsable des stocks</text:p>
              </table:table-cell>
            </table:table-row>
          </table:table-header-rows>
          <table:table-rows>
            <table:table-row>
              <table:table-cell office:value-type="string">
                <text:p text:id="Feuille1.A3:Feuille1.A8">Produit 1</text:p>
              </table:table-cell>
              <table:table-cell office:value-type="float" office:value="0">
                <text:p text:id="Feuille1.B3:Feuille1.B8">0</text:p>
              </table:table-cell>
              <table:table-cell office:value-type="float" office:value="0">
                <text:p text:id="Feuille1.C3:Feuille1.C8">0</text:p>
              </table:table-cell>
              <table:table-cell office:value-type="float" office:value="0">
                <text:p text:id="Feuille1.D3:Feuille1.D8">0</text:p>
              </table:table-cell>
              <table:table-cell office:value-type="float" office:value="0">
                <text:p text:id="Feuille1.E3:Feuille1.E8">0</text:p>
              </table:table-cell>
            </table:table-row>
            <table:table-row>
              <table:table-cell office:value-type="string">
                <text:p>Produit 2</text:p>
              </table:table-cell>
              <table:table-cell office:value-type="float" office:value="20.4082">
                <text:p>20.4082</text:p>
              </table:table-cell>
              <table:table-cell office:value-type="float" office:value="56.732">
                <text:p>56.732</text:p>
              </table:table-cell>
              <table:table-cell office:value-type="float" office:value="0">
                <text:p>0</text:p>
              </table:table-cell>
              <table:table-cell office:value-type="float" office:value="0.000000000263753463514149">
                <text:p>0.000000000263753463514149</text:p>
              </table:table-cell>
            </table:table-row>
            <table:table-row>
              <table:table-cell office:value-type="string">
                <text:p>Produit 3</text:p>
              </table:table-cell>
              <table:table-cell office:value-type="float" office:value="0">
                <text:p>0</text:p>
              </table:table-cell>
              <table:table-cell office:value-type="float" office:value="38.6928">
                <text:p>38.6928</text:p>
              </table:table-cell>
              <table:table-cell office:value-type="float" office:value="0">
                <text:p>0</text:p>
              </table:table-cell>
              <table:table-cell office:value-type="float" office:value="0.000000000189174897968769">
                <text:p>0.000000000189174897968769</text:p>
              </table:table-cell>
            </table:table-row>
            <table:table-row>
              <table:table-cell office:value-type="string">
                <text:p>Produit 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00000000123691279441118">
                <text:p>0.000000000123691279441118</text:p>
              </table:table-cell>
            </table:table-row>
            <table:table-row>
              <table:table-cell office:value-type="string">
                <text:p>Produit 5</text:p>
              </table:table-cell>
              <table:table-cell office:value-type="float" office:value="242.5">
                <text:p>242.5</text:p>
              </table:table-cell>
              <table:table-cell office:value-type="float" office:value="182.4608">
                <text:p>182.4608</text:p>
              </table:table-cell>
              <table:table-cell office:value-type="float" office:value="0">
                <text:p>0</text:p>
              </table:table-cell>
              <table:table-cell office:value-type="float" office:value="124.634235411818">
                <text:p>124.634235411818</text:p>
              </table:table-cell>
            </table:table-row>
            <table:table-row>
              <table:table-cell office:value-type="string">
                <text:p>Produit 6</text:p>
              </table:table-cell>
              <table:table-cell office:value-type="float" office:value="94.1837">
                <text:p>94.1837</text:p>
              </table:table-cell>
              <table:table-cell office:value-type="float" office:value="98.9216">
                <text:p>98.9216</text:p>
              </table:table-cell>
              <table:table-cell office:value-type="float" office:value="0">
                <text:p>0</text:p>
              </table:table-cell>
              <table:table-cell office:value-type="float" office:value="142.146305832495">
                <text:p>142.14630583249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9$Build-950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